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Khmer OS" svg:font-family="'Khmer OS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Khmer OS" officeooo:rsid="000da9e8" officeooo:paragraph-rsid="000da9e8"/>
    </style:style>
    <style:style style:name="P2" style:family="paragraph" style:parent-style-name="Standard">
      <style:paragraph-properties fo:text-align="center" style:justify-single-word="false"/>
      <style:text-properties style:font-name="Khmer OS" fo:font-size="24pt" fo:font-weight="bold" officeooo:rsid="000da9e8" officeooo:paragraph-rsid="000da9e8" style:font-weight-asian="bold" style:font-weight-complex="bold"/>
    </style:style>
    <style:style style:name="P3" style:family="paragraph" style:parent-style-name="Standard">
      <style:text-properties style:font-name="Khmer OS" style:text-underline-style="solid" style:text-underline-width="auto" style:text-underline-color="font-color" officeooo:rsid="000da9e8" officeooo:paragraph-rsid="000da9e8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f61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hapter3</text:p>
      <text:p text:style-name="P1"/>
      <text:p text:style-name="P3">4. Relationship Entity<text:line-break/><text:line-break/><text:span text:style-name="T1"><text:tab/>- Many To Many mostly use with M To N<text:line-break/><text:tab/>- </text:span><text:span text:style-name="T2">If many to many we need to convert i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Khmer OS" svg:font-family="'Khmer OS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DejaVu Sans" style:font-size-asian="12pt" style:language-asian="zh" style:country-asian="CN" style:font-name-complex="DejaVu Sans" style:font-size-complex="12pt" style:language-complex="km" style:country-complex="KH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6-04T21:14:09.392049498</dc:date>
    <meta:editing-duration>PT9M13S</meta:editing-duration>
    <meta:editing-cycles>2</meta:editing-cycles>
    <meta:generator>LibreOffice/7.1.3.2$Linux_X86_64 LibreOffice_project/10$Build-2</meta:generator>
    <meta:document-statistic meta:table-count="0" meta:image-count="0" meta:object-count="0" meta:page-count="1" meta:paragraph-count="2" meta:word-count="24" meta:character-count="111" meta:non-whitespace-character-count="86"/>
  </office:meta>
</office:document-meta>
</file>